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3" style:family="paragraph" style:parent-style-name="Standard" style:list-style-name="L1">
      <style:text-properties fo:font-size="18pt" style:font-size-asian="18pt" style:font-size-complex="18pt"/>
    </style:style>
    <style:style style:name="T1" style:family="text">
      <style:text-properties fo:font-size="18pt" style:font-size-asian="18pt" style:font-size-complex="18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Implementierung</text:p>
      <text:p text:style-name="P1">5.1 Grafiken (Bilder einfügen)</text:p>
      <text:list xml:id="list8819264360578082783" text:style-name="L1">
        <text:list-item>
          <text:list>
            <text:list-item>
              <text:p text:style-name="P3">Story: Es war einmal vor langer, langer Zeit in einem Dorf nahe Sheln. Ein kleiner Junge namens Friedolin, träumte schon immer davon ein großer Zauberer zu werden. Als er endlich alt genug war, zog er in die große weite Welt, mit dem Ziel seinen Traum zu verwirklichen. Auf seiner Reise kamen einige schwer zu lösende Aufgaben auf ihn zu. Er musste durch ein kniffliges Labyrinth hindurch, bösartige Kreaturen bekämpfen und unerzwingbare Landschaften überqueren... Bist du diesen Aufgaben gewachsen? </text:p>
              <text:p text:style-name="P3">Finde es heraus!</text:p>
            </text:list-item>
          </text:list>
        </text:list-item>
      </text:list>
      <text:p text:style-name="Standard"><text:soft-page-break/><text:span text:style-name="T1">5.3 </text:span><text:bookmark text:name="_GoBack"/><text:span text:style-name="T1">Quelltext (einfü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14.801cm" style:num-format="1" style:print-orientation="landscape" fo:margin-top="1cm" fo:margin-bottom="1cm" fo:margin-left="1.501cm" fo:margin-right="1.501cm" style:writing-mode="lr-tb" style:layout-grid-color="#c0c0c0" style:layout-grid-lines="2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ogrammadministrator</meta:initial-creator>
    <meta:editing-cycles>5</meta:editing-cycles>
    <meta:creation-date>2016-12-07T09:25:00</meta:creation-date>
    <dc:date>2016-12-11T19:11:05.85</dc:date>
    <meta:editing-duration>PT16M52S</meta:editing-duration>
    <meta:generator>OpenOffice/4.1.2$Win32 OpenOffice.org_project/412m3$Build-9782</meta:generator>
    <meta:document-statistic meta:table-count="0" meta:image-count="0" meta:object-count="0" meta:page-count="2" meta:paragraph-count="5" meta:word-count="91" meta:character-count="5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